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0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9.6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type="line" svg:x1="19.53cm" svg:y1="9.877cm" svg:x2="19.53cm" svg:y2="10.127cm" draw:start-shape="id1" draw:start-glue-point="16" draw:end-shape="id1" draw:end-glue-point="17" svg:d="M19530 9877v250" svg:viewBox="0 0 1 251">
            <text:p/>
          </draw:connector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5" draw:layer="layout" svg:width="7.45cm" svg:height="1.153cm" svg:x="10.3cm" svg:y="17.5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</text:span><text:span text:style-name="T2">&lt;</text:span><text:span text:style-name="T2">s</text:span><text:span text:style-name="T2">i</text:span><text:span text:style-name="T2">n</text:span><text:span text:style-name="T2">g</text:span><text:span text:style-name="T2">l</text:span><text:span text:style-name="T2">e</text:span><text:span text:style-name="T2">t</text:span><text:span text:style-name="T2">o</text:span><text:span text:style-name="T2">n</text:span><text:span text:style-name="T2">&gt;</text:span><text:span text:style-name="T2">&gt;</text:span></text:p>
            <text:p text:style-name="P4"><text:span text:style-name="T2">G</text:span><text:span text:style-name="T2">P</text:span><text:span text:style-name="T2">I</text:span><text:span text:style-name="T2">O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7.45cm" svg:height="1.716cm" svg:x="10.3cm" svg:y="18.677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7.45cm" svg:height="3.357cm" svg:x="10.3cm" svg:y="20.3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</text:span><text:span text:style-name="T3">get_button_state(button_nam</text:span><text:span text:style-name="T3">e:str): bool</text:span></text:p>
            <text:p text:style-name="P6"><text:span text:style-name="T3">+ </text:span><text:span text:style-name="T3">set_button_edge_event_callb</text:span><text:span text:style-name="T3">ack(callback)</text:span></text:p>
            <text:p text:style-name="P6"><text:span text:style-name="T3">- edge_callback(channel:int)</text:span></text:p>
            <text:p text:style-name="P6"><text:span text:style-name="T3">- read_pin_state(io_pin:int): </text:span><text:span text:style-name="T3">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7" draw:text-style-name="P5" draw:layer="layout" svg:width="7.85cm" svg:height="1.153cm" svg:x="10.3cm" svg:y="12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GPIO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85cm" svg:height="0.993cm" svg:x="10.3cm" svg:y="13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- LEDS: dict[led_name, pin_number]</text:span></text:p>
            <text:p text:style-name="P6"><text:span text:style-name="T3">-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19cm" svg:height="16.4cm" svg:x="1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3" draw:id="id3">
          <draw:g draw:style-name="gr10">
            <draw:polygon draw:style-name="gr11" draw:text-style-name="P12" draw:layer="layout" svg:width="9.131cm" svg:height="3.557cm" svg:x="1.864cm" svg:y="1.442cm" svg:viewBox="0 0 9132 3558" draw:points="0,0 6852,0 9132,648 9132,3558 0,3558">
              <text:p text:style-name="P10"><text:span text:style-name="T4">«led_name»</text:span></text:p>
              <text:p text:style-name="P11"><text:span text:style-name="T5">LED_PLAY = ”LedPlay</text:span></text:p>
              <text:p text:style-name="P11"><text:span text:style-name="T5">LED_STOP = ”LedStop”</text:span></text:p>
              <text:p text:style-name="P11"><text:span text:style-name="T5">LED_PRESET1 = ”LedPreset1”</text:span></text:p>
              <text:p text:style-name="P11"><text:span text:style-name="T5">LED_PRESET2 = ”LedPreset2”</text:span></text:p>
              <text:p text:style-name="P11"><text:span text:style-name="T5">LED_PRESET3 = ”LedPreset3”</text:span></text:p>
              <text:p text:style-name="P11"><text:span text:style-name="T5">LED_NAMES = [LED_PLAY,LED_STOP,</text:span></text:p>
              <text:p text:style-name="P11"><text:span text:style-name="T5"><text:s text:c="7"/></text:span><text:span text:style-name="T5">LED_PRESET1,LED_PRESET2,LED_PRESET3]</text:span></text:p>
            </draw:polygon>
            <draw:polygon draw:style-name="gr12" draw:text-style-name="P13" draw:layer="layout" svg:width="2.283cm" svg:height="0.647cm" svg:x="8.716cm" svg:y="1.442cm" svg:viewBox="0 0 2284 648" draw:points="0,0 2284,648 0,648">
              <text:p/>
            </draw:polygon>
          </draw:g>
        </draw:g>
        <draw:g draw:style-name="gr1" xml:id="id4" draw:id="id4">
          <draw:g draw:style-name="gr10">
            <draw:polygon draw:style-name="gr13" draw:text-style-name="P12" draw:layer="layout" svg:width="9.495cm" svg:height="3.749cm" svg:x="1.75cm" svg:y="5.5cm" svg:viewBox="0 0 9496 3750" draw:points="0,0 7125,0 9496,683 9496,3750 0,3750">
              <text:p text:style-name="P10"><text:span text:style-name="T4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  <text:p text:style-name="P11"><text:span text:style-name="T5">BUTTON_NAMES = [BUTTON_PLAY,BUTTON_STOP,</text:span></text:p>
              <text:p text:style-name="P11"><text:span text:style-name="T5"><text:s text:c="4"/></text:span><text:span text:style-name="T5">BUTTON_PRESET1,BUTTON_PRESET2,</text:span></text:p>
              <text:p text:style-name="P11"><text:span text:style-name="T5"><text:s text:c="4"/></text:span><text:span text:style-name="T5">BUTTON_PRESET3]</text:span></text:p>
            </draw:polygon>
            <draw:polygon draw:style-name="gr14" draw:text-style-name="P13" draw:layer="layout" svg:width="2.374cm" svg:height="0.682cm" svg:x="8.875cm" svg:y="5.5cm" svg:viewBox="0 0 2375 683" draw:points="0,0 2375,683 0,683">
              <text:p/>
            </draw:polygon>
          </draw:g>
        </draw:g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5" draw:text-style-name="P5" draw:layer="layout" svg:width="5.6cm" svg:height="1.153cm" svg:x="12.75cm" svg:y="2.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5.6cm" svg:height="0.993cm" svg:x="12.75cm" svg:y="3.2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text:p text:style-name="P6"><text:span text:style-name="T3">+ button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4" draw:layer="layout" svg:x1="12.75cm" svg:y1="3.591cm" svg:x2="11cm" svg:y2="3.221cm" draw:start-shape="id2" draw:start-glue-point="9" draw:end-shape="id3" draw:end-glue-point="1" svg:d="M12750 3591h-875v-370h-875" svg:viewBox="0 0 1751 371">
          <text:p/>
        </draw:connector>
        <draw:connector draw:style-name="gr18" draw:text-style-name="P14" draw:layer="layout" svg:x1="13.87cm" svg:y1="4.246cm" svg:x2="11.25cm" svg:y2="7.375cm" draw:start-shape="id2" draw:start-glue-point="4" draw:end-shape="id4" draw:end-glue-point="1" svg:d="M13870 4246v3129h-2620" svg:viewBox="0 0 2621 3130">
          <text:p/>
        </draw:connector>
        <draw:connector draw:style-name="gr19" draw:text-style-name="P14" draw:layer="layout" draw:line-skew="0.873cm" svg:x1="17.75cm" svg:y1="19.227cm" svg:x2="16.58cm" svg:y2="14.646cm" draw:start-shape="id5" draw:start-glue-point="22" draw:end-shape="id6" draw:end-glue-point="7" svg:d="M17750 19227h1400v-3143h-2570v-1438" svg:viewBox="0 0 2571 4582">
          <text:p/>
        </draw:connector>
        <draw:connector draw:style-name="gr20" draw:text-style-name="P14" draw:layer="layout" svg:x1="18.15cm" svg:y1="13.991cm" svg:x2="14.99cm" svg:y2="4.246cm" draw:start-shape="id6" draw:start-glue-point="8" draw:end-shape="id2" draw:end-glue-point="5" svg:d="M18150 13991h527v-5619h-3687v-4126" svg:viewBox="0 0 3688 9746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1" draw:text-style-name="P16" draw:layer="layout" svg:width="7.75cm" svg:height="1.153cm" svg:x="1.25cm" svg:y="2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8" draw:layer="layout" svg:width="7.75cm" svg:height="2.575cm" svg:x="1.25cm" svg:y="24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up(pin:int, mode:int)</text:span></text:p>
            <text:p text:style-name="P17"><text:span text:style-name="T2">+ input(pin:int)</text:span></text:p>
            <text:p text:style-name="P17"><text:span text:style-name="T2">+ output(pin:int)</text:span></text:p>
            <text:p text:style-name="P17"><text:span text:style-name="T2">+ add-event_detect(</text:span></text:p>
            <text:p text:style-name="P17"><text:span text:style-name="T2"><text:tab/></text:span><text:span text:style-name="T2"><text:tab/></text:span><text:span text:style-name="T2">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4" draw:layer="layout" svg:x1="10.3cm" svg:y1="20.637cm" svg:x2="4.35cm" svg:y2="23cm" draw:start-shape="id5" draw:start-glue-point="3" draw:end-shape="id7" draw:end-glue-point="11" svg:d="M10300 20637h-5950v2363" svg:viewBox="0 0 5951 2364">
          <text:p/>
        </draw:connector>
        <draw:frame draw:style-name="gr24" draw:text-style-name="P19" draw:layer="layout" svg:width="2.75cm" svg:height="0.75cm" svg:x="4.25cm" svg:y="20.75cm">
          <draw:text-box>
            <text:p><text:span text:style-name="T6">&lt;&lt;uses&gt;&gt;</text:span></text:p>
          </draw:text-box>
        </draw:frame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16" draw:layer="layout" svg:width="5.25cm" svg:height="0.679cm" svg:x="2.25cm" svg:y="14.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5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1" draw:layer="layout" svg:width="5.25cm" svg:height="1.255cm" svg:x="2.25cm" svg:y="15.279cm">
            <text:p text:style-name="P20"><text:span text:style-name="T2">&lt;&lt;utility&gt;&gt;</text:span></text:p>
            <text:p text:style-name="P17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5.25cm" svg:height="2.101cm" svg:x="2.25cm" svg:y="16.53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7"><text:span text:style-name="T2">+ debug(msg:str)</text:span></text:p>
            <text:p text:style-name="P17"><text:span text:style-name="T2">+ info(msg:str)</text:span></text:p>
            <text:p text:style-name="P17"><text:span text:style-name="T2">+ error(msg:str)</text:span></text:p>
            <text:p text:style-name="P17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14" draw:layer="layout" svg:x1="10.3cm" svg:y1="19.097cm" svg:x2="7.499cm" svg:y2="18.091cm" draw:start-shape="id5" draw:start-glue-point="19" draw:end-shape="id8" draw:end-glue-point="12" svg:d="M10300 19097h-1400v-1006h-1401" svg:viewBox="0 0 2802 1007">
          <text:p/>
        </draw:connector>
        <draw:frame draw:style-name="gr24" draw:text-style-name="P19" draw:layer="layout" svg:width="2.75cm" svg:height="0.75cm" svg:x="7cm" svg:y="19.25cm">
          <draw:text-box>
            <text:p><text:span text:style-name="T6">&lt;&lt;uses&gt;&gt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2H35M17S</meta:editing-duration>
    <meta:editing-cycles>25</meta:editing-cycles>
    <meta:generator>LibreOffice/24.2.7.2$Linux_X86_64 LibreOffice_project/420$Build-2</meta:generator>
    <dc:date>2026-02-20T17:59:35.601037698</dc:date>
    <meta:document-statistic meta:object-count="37"/>
  </office:meta>
</office:document-meta>
</file>